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.406cm" table:align="center"/>
    </style:style>
    <style:style style:name="Tableau2.A" style:family="table-column">
      <style:table-column-properties style:column-width="0.381cm"/>
    </style:style>
    <style:style style:name="Tableau2.B" style:family="table-column">
      <style:table-column-properties style:column-width="0.383cm"/>
    </style:style>
    <style:style style:name="Tableau2.E" style:family="table-column">
      <style:table-column-properties style:column-width="0.293cm"/>
    </style:style>
    <style:style style:name="Tableau2.A1" style:family="table-cell">
      <style:table-cell-properties fo:padding="0cm" fo:border="none"/>
    </style:style>
    <style:style style:name="Tableau2.E1" style:family="table-cell" style:data-style-name="N0">
      <style:table-cell-properties fo:padding="0cm" fo:border="none"/>
    </style:style>
    <style:style style:name="Tableau1" style:family="table">
      <style:table-properties style:width="15.796cm" table:align="left"/>
    </style:style>
    <style:style style:name="Tableau1.A" style:family="table-column">
      <style:table-column-properties style:column-width="1.854cm"/>
    </style:style>
    <style:style style:name="Tableau1.B" style:family="table-column">
      <style:table-column-properties style:column-width="2.746cm"/>
    </style:style>
    <style:style style:name="Tableau1.D" style:family="table-column">
      <style:table-column-properties style:column-width="3.122cm"/>
    </style:style>
    <style:style style:name="Tableau1.E" style:family="table-column">
      <style:table-column-properties style:column-width="2.66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10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D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E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11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7.064cm" table:align="left"/>
    </style:style>
    <style:style style:name="Tableau3.A" style:family="table-column">
      <style:table-column-properties style:column-width="1.854cm"/>
    </style:style>
    <style:style style:name="Tableau3.B" style:family="table-column">
      <style:table-column-properties style:column-width="2.641cm"/>
    </style:style>
    <style:style style:name="Tableau3.C" style:family="table-column">
      <style:table-column-properties style:column-width="2.5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1.74cm" table:align="center"/>
    </style:style>
    <style:style style:name="Tableau4.A" style:family="table-column">
      <style:table-column-properties style:column-width="3.45cm"/>
    </style:style>
    <style:style style:name="Tableau4.B" style:family="table-column">
      <style:table-column-properties style:column-width="3.849cm"/>
    </style:style>
    <style:style style:name="Tableau4.C" style:family="table-column">
      <style:table-column-properties style:column-width="4.44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Table_20_Contents">
      <style:text-properties style:font-name="OpenSymbol" officeooo:paragraph-rsid="00192604" style:font-name-asian="OpenSymbol" style:font-name-complex="OpenSymbo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officeooo:paragraph-rsid="00192604" style:font-name-asian="OpenSymbol" style:font-name-complex="OpenSymbol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officeooo:paragraph-rsid="00192604"/>
    </style:style>
    <style:style style:name="P5" style:family="paragraph" style:parent-style-name="Table_20_Contents">
      <style:text-properties officeooo:paragraph-rsid="00192604"/>
    </style:style>
    <style:style style:name="P6" style:family="paragraph" style:parent-style-name="Table_20_Contents">
      <style:paragraph-properties fo:text-align="center" style:justify-single-word="false"/>
      <style:text-properties officeooo:paragraph-rsid="001af722"/>
    </style:style>
    <style:style style:name="P7" style:family="paragraph" style:parent-style-name="Table_20_Contents">
      <style:paragraph-properties fo:text-align="center" style:justify-single-word="false"/>
      <style:text-properties officeooo:rsid="0008a030" officeooo:paragraph-rsid="001af722"/>
    </style:style>
    <style:style style:name="P8" style:family="paragraph" style:parent-style-name="Table_20_Contents">
      <style:paragraph-properties fo:text-align="center" style:justify-single-word="false"/>
      <style:text-properties officeooo:rsid="000a43cb" officeooo:paragraph-rsid="001af722"/>
    </style:style>
    <style:style style:name="P9" style:family="paragraph" style:parent-style-name="Table_20_Contents">
      <style:paragraph-properties fo:text-align="center" style:justify-single-word="false"/>
      <style:text-properties officeooo:rsid="0009b537" officeooo:paragraph-rsid="001af722"/>
    </style:style>
    <style:style style:name="P10" style:family="paragraph" style:parent-style-name="Table_20_Contents">
      <style:text-properties officeooo:rsid="0009b537" officeooo:paragraph-rsid="001af722"/>
    </style:style>
    <style:style style:name="P11" style:family="paragraph" style:parent-style-name="Table_20_Contents">
      <style:paragraph-properties fo:text-align="center" style:justify-single-word="false"/>
      <style:text-properties officeooo:rsid="00097c2a" officeooo:paragraph-rsid="001af722"/>
    </style:style>
    <style:style style:name="P12" style:family="paragraph" style:parent-style-name="Table_20_Contents">
      <style:paragraph-properties fo:text-align="center" style:justify-single-word="false"/>
      <style:text-properties officeooo:rsid="0013b096" officeooo:paragraph-rsid="001af722"/>
    </style:style>
    <style:style style:name="P13" style:family="paragraph" style:parent-style-name="Table_20_Contents">
      <style:text-properties officeooo:rsid="0013b096" officeooo:paragraph-rsid="001af722"/>
    </style:style>
    <style:style style:name="P14" style:family="paragraph" style:parent-style-name="Table_20_Contents">
      <style:text-properties officeooo:paragraph-rsid="001af722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dfd68" officeooo:paragraph-rsid="001dfd68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/>
      <style:text-properties fo:font-size="16pt" fo:font-weight="bold" officeooo:rsid="001551d0" officeooo:paragraph-rsid="001551d0" style:font-size-asian="16pt" style:font-weight-asian="bold" style:font-size-complex="16pt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160b65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160b65" officeooo:paragraph-rsid="00160b6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60b65" officeooo:paragraph-rsid="0019260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7f9b0" officeooo:paragraph-rsid="001af72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af722" officeooo:paragraph-rsid="001af72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48192" officeooo:paragraph-rsid="001dfd68" style:font-weight-asian="normal" style:font-weight-complex="normal"/>
    </style:style>
    <style:style style:name="P24" style:family="paragraph" style:parent-style-name="Standard">
      <style:text-properties officeooo:paragraph-rsid="00160b65"/>
    </style:style>
    <style:style style:name="P25" style:family="paragraph" style:parent-style-name="Standard">
      <style:text-properties officeooo:paragraph-rsid="00192604"/>
    </style:style>
    <style:style style:name="P26" style:family="paragraph" style:parent-style-name="Standard">
      <style:text-properties officeooo:rsid="0017f9b0" officeooo:paragraph-rsid="001af722"/>
    </style:style>
    <style:style style:name="P27" style:family="paragraph" style:parent-style-name="Standard">
      <style:text-properties officeooo:rsid="0001405a" officeooo:paragraph-rsid="001af722"/>
    </style:style>
    <style:style style:name="P28" style:family="paragraph" style:parent-style-name="Standard">
      <style:text-properties officeooo:rsid="0003b5fe" officeooo:paragraph-rsid="001af722"/>
    </style:style>
    <style:style style:name="P29" style:family="paragraph" style:parent-style-name="Standard">
      <style:text-properties officeooo:rsid="00023f04" officeooo:paragraph-rsid="001af722"/>
    </style:style>
    <style:style style:name="P30" style:family="paragraph" style:parent-style-name="Standard">
      <style:text-properties officeooo:rsid="0010c578" officeooo:paragraph-rsid="001af722"/>
    </style:style>
    <style:style style:name="P31" style:family="paragraph" style:parent-style-name="Standard">
      <style:text-properties officeooo:rsid="00123cf7" officeooo:paragraph-rsid="001af722"/>
    </style:style>
    <style:style style:name="P32" style:family="paragraph" style:parent-style-name="Standard">
      <style:text-properties officeooo:rsid="00153c24" officeooo:paragraph-rsid="001af722"/>
    </style:style>
    <style:style style:name="P33" style:family="paragraph" style:parent-style-name="Standard">
      <style:text-properties officeooo:paragraph-rsid="001af722"/>
    </style:style>
    <style:style style:name="P34" style:family="paragraph" style:parent-style-name="Standard">
      <style:paragraph-properties fo:text-align="center" style:justify-single-word="false"/>
      <style:text-properties officeooo:rsid="002bb538" officeooo:paragraph-rsid="001dfd68"/>
    </style:style>
    <style:style style:name="P35" style:family="paragraph" style:parent-style-name="Standard">
      <style:text-properties officeooo:rsid="002bb538" officeooo:paragraph-rsid="001dfd68"/>
    </style:style>
    <style:style style:name="P36" style:family="paragraph" style:parent-style-name="Standard">
      <style:text-properties officeooo:rsid="002bb538" officeooo:paragraph-rsid="002f047a"/>
    </style:style>
    <style:style style:name="P37" style:family="paragraph" style:parent-style-name="Standard">
      <style:text-properties officeooo:rsid="0029c1fb" officeooo:paragraph-rsid="001dfd68"/>
    </style:style>
    <style:style style:name="P38" style:family="paragraph" style:parent-style-name="Standard">
      <style:text-properties officeooo:rsid="002b3852" officeooo:paragraph-rsid="001dfd68"/>
    </style:style>
    <style:style style:name="P39" style:family="paragraph" style:parent-style-name="Standard">
      <style:text-properties officeooo:rsid="001dfd68" officeooo:paragraph-rsid="001dfd68"/>
    </style:style>
    <style:style style:name="P40" style:family="paragraph" style:parent-style-name="Standard">
      <style:paragraph-properties fo:text-align="start" style:justify-single-word="false"/>
      <style:text-properties officeooo:rsid="001dfd68" officeooo:paragraph-rsid="001dfd68"/>
    </style:style>
    <style:style style:name="P41" style:family="paragraph" style:parent-style-name="Standard">
      <style:text-properties officeooo:rsid="002c628a" officeooo:paragraph-rsid="002c628a"/>
    </style:style>
    <style:style style:name="P42" style:family="paragraph" style:parent-style-name="Standard">
      <style:text-properties style:font-name="Courier 10 Pitch" officeooo:rsid="002c628a" officeooo:paragraph-rsid="002c628a"/>
    </style:style>
    <style:style style:name="P43" style:family="paragraph" style:parent-style-name="Standard">
      <style:text-properties fo:font-weight="bold" officeooo:rsid="00189d96" officeooo:paragraph-rsid="0030856e" style:font-weight-asian="bold" style:font-weight-complex="bold"/>
    </style:style>
    <style:style style:name="P44" style:family="paragraph" style:parent-style-name="Standard">
      <style:text-properties officeooo:rsid="002bb538" officeooo:paragraph-rsid="001dfd68" fo:background-color="#66ff66"/>
    </style:style>
    <style:style style:name="P45" style:family="paragraph" style:parent-style-name="Standard">
      <style:text-properties fo:color="#ff3333" style:text-underline-style="none" fo:font-weight="normal" officeooo:rsid="00348192" officeooo:paragraph-rsid="001dfd68" style:font-weight-asian="normal" style:font-weight-complex="normal"/>
    </style:style>
    <style:style style:name="P46" style:family="paragraph" style:parent-style-name="Standard">
      <style:text-properties fo:color="#ff3333" style:text-underline-style="none" fo:font-weight="normal" officeooo:rsid="003e4e58" officeooo:paragraph-rsid="003e4e58" style:font-weight-asian="normal" style:font-weight-complex="normal"/>
    </style:style>
    <style:style style:name="P47" style:family="paragraph" style:parent-style-name="Standard">
      <style:paragraph-properties fo:break-before="page"/>
      <style:text-properties officeooo:rsid="0010c578" officeooo:paragraph-rsid="001af722"/>
    </style:style>
    <style:style style:name="P48" style:family="paragraph" style:parent-style-name="Standard">
      <style:paragraph-properties fo:break-before="page"/>
      <style:text-properties officeooo:rsid="00123cf7" officeooo:paragraph-rsid="001af722"/>
    </style:style>
    <style:style style:name="P49" style:family="paragraph" style:parent-style-name="Standard">
      <style:paragraph-properties fo:break-before="page"/>
      <style:text-properties officeooo:rsid="001af722" officeooo:paragraph-rsid="002c0a06"/>
    </style:style>
    <style:style style:name="P50" style:family="paragraph" style:parent-style-name="Standard">
      <loext:graphic-properties draw:fill="solid" draw:fill-color="#ffff00" draw:opacity="100%"/>
      <style:paragraph-properties fo:text-align="center" style:justify-single-word="false" fo:break-before="page" fo:background-color="#ffff00"/>
      <style:text-properties fo:font-size="14pt" fo:font-weight="bold" officeooo:rsid="002bb538" officeooo:paragraph-rsid="001dfd6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break-before="page"/>
      <style:text-properties officeooo:rsid="002b3852" officeooo:paragraph-rsid="001dfd68"/>
    </style:style>
    <style:style style:name="P52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20f86" officeooo:paragraph-rsid="001af722" style:font-size-asian="10pt" style:font-size-complex="10pt"/>
    </style:style>
    <style:style style:name="P53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e8a5d" officeooo:paragraph-rsid="001af722" style:font-size-asian="10pt" style:font-size-complex="10pt"/>
    </style:style>
    <style:style style:name="P54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23cf7" officeooo:paragraph-rsid="001af722" style:font-size-asian="10pt" style:font-size-complex="10pt"/>
    </style:style>
    <style:style style:name="P55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29512c" officeooo:paragraph-rsid="001af722" style:font-size-asian="10pt" style:font-size-complex="10pt"/>
    </style:style>
    <style:style style:name="P56" style:family="paragraph" style:parent-style-name="Standard">
      <style:paragraph-properties fo:padding="0.049cm" fo:border="0.06pt solid #000000" style:shadow="#808080 0.18cm 0.18cm"/>
      <style:text-properties style:font-name="Courier 10 Pitch" fo:font-size="10pt" fo:font-weight="bold" officeooo:rsid="00120f86" officeooo:paragraph-rsid="001af7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padding="0.049cm" fo:border="0.06pt solid #000000" style:shadow="#808080 0.18cm 0.18cm"/>
      <style:text-properties style:font-name="Courier 10 Pitch" fo:font-size="10pt" fo:font-weight="bold" officeooo:rsid="002e0b3f" officeooo:paragraph-rsid="002e0b3f" style:font-size-asian="10pt" style:font-weight-asian="bold" style:font-size-complex="10pt" style:font-weight-complex="bold"/>
    </style:style>
    <style:style style:name="P58" style:family="paragraph" style:parent-style-name="Standard" style:master-page-name="">
      <style:paragraph-properties fo:margin-left="1.199cm" fo:margin-right="0cm" fo:text-indent="0cm" style:auto-text-indent="false" style:page-number="auto"/>
      <style:text-properties officeooo:rsid="0029c1fb" officeooo:paragraph-rsid="001dfd68"/>
    </style:style>
    <style:style style:name="P59" style:family="paragraph" style:parent-style-name="Standard" style:master-page-name="">
      <style:paragraph-properties fo:margin-left="0cm" fo:margin-right="0cm" fo:text-indent="1.3cm" style:auto-text-indent="false" style:page-number="auto"/>
      <style:text-properties officeooo:rsid="002bb538" officeooo:paragraph-rsid="0022f70a"/>
    </style:style>
    <style:style style:name="P60" style:family="paragraph" style:parent-style-name="Standard" style:master-page-name="">
      <style:paragraph-properties fo:margin-left="0cm" fo:margin-right="0cm" fo:text-indent="1.3cm" style:auto-text-indent="false" style:page-number="auto"/>
      <style:text-properties officeooo:rsid="002bb538" officeooo:paragraph-rsid="001dfd68"/>
    </style:style>
    <style:style style:name="P61" style:family="paragraph" style:parent-style-name="Standard">
      <style:paragraph-properties fo:margin-left="0cm" fo:margin-right="0cm" fo:text-indent="1.3cm" style:auto-text-indent="false"/>
      <style:text-properties officeooo:rsid="002bb538" officeooo:paragraph-rsid="0022f70a"/>
    </style:style>
    <style:style style:name="P62" style:family="paragraph" style:parent-style-name="Standard">
      <style:paragraph-properties fo:margin-left="0cm" fo:margin-right="0cm" fo:text-indent="1.3cm" style:auto-text-indent="false" fo:padding="0.049cm" fo:border="0.06pt solid #000000" style:shadow="#808080 0.18cm 0.18cm"/>
      <style:text-properties style:font-name="Courier 10 Pitch" officeooo:rsid="0022f70a" officeooo:paragraph-rsid="0022f70a"/>
    </style:style>
    <style:style style:name="P63" style:family="paragraph" style:parent-style-name="Standard" style:list-style-name="L1">
      <style:text-properties officeooo:rsid="0001405a" officeooo:paragraph-rsid="001af722"/>
    </style:style>
    <style:style style:name="P64" style:family="paragraph" style:parent-style-name="Standard" style:list-style-name="L2">
      <style:text-properties officeooo:rsid="0001405a" officeooo:paragraph-rsid="001af722"/>
    </style:style>
    <style:style style:name="P65" style:family="paragraph" style:parent-style-name="Standard" style:list-style-name="L2">
      <style:text-properties officeooo:rsid="000ee22b" officeooo:paragraph-rsid="001af722"/>
    </style:style>
    <style:style style:name="P66" style:family="paragraph" style:parent-style-name="Standard" style:list-style-name="L3">
      <style:text-properties officeooo:rsid="00023f04" officeooo:paragraph-rsid="001af722"/>
    </style:style>
    <style:style style:name="P67" style:family="paragraph" style:parent-style-name="Standard" style:list-style-name="L4">
      <style:text-properties officeooo:rsid="0010c578" officeooo:paragraph-rsid="001af722"/>
    </style:style>
    <style:style style:name="P68" style:family="paragraph" style:parent-style-name="Standard" style:list-style-name="L5">
      <style:text-properties officeooo:rsid="0010c578" officeooo:paragraph-rsid="001af722"/>
    </style:style>
    <style:style style:name="P69" style:family="paragraph" style:parent-style-name="Standard" style:list-style-name="L6">
      <style:text-properties officeooo:paragraph-rsid="001dfd68"/>
    </style:style>
    <style:style style:name="P70" style:family="paragraph" style:parent-style-name="Standard" style:list-style-name="L6">
      <style:text-properties officeooo:rsid="0029c1fb" officeooo:paragraph-rsid="001dfd68" fo:background-color="#66ff66"/>
    </style:style>
    <style:style style:name="P71" style:family="paragraph" style:parent-style-name="Standard" style:list-style-name="L6">
      <style:text-properties officeooo:rsid="00348192" officeooo:paragraph-rsid="001dfd68" fo:background-color="#66ff66"/>
    </style:style>
    <style:style style:name="P72" style:family="paragraph" style:parent-style-name="Standard" style:list-style-name="L6">
      <style:text-properties officeooo:rsid="0023a52a" officeooo:paragraph-rsid="0023a52a" fo:background-color="#66ff66"/>
    </style:style>
    <style:style style:name="P73" style:family="paragraph" style:parent-style-name="Standard" style:list-style-name="L6">
      <style:text-properties officeooo:rsid="002bb538" officeooo:paragraph-rsid="001dfd68" fo:background-color="#66ff66"/>
    </style:style>
    <style:style style:name="P74" style:family="paragraph" style:parent-style-name="Standard" style:list-style-name="L6">
      <style:text-properties officeooo:rsid="0044b5f7" officeooo:paragraph-rsid="001dfd68" fo:background-color="#66ff66"/>
    </style:style>
    <style:style style:name="P75" style:family="paragraph" style:parent-style-name="Standard" style:list-style-name="L6">
      <style:text-properties officeooo:rsid="0034c1e6" officeooo:paragraph-rsid="0034c1e6"/>
    </style:style>
    <style:style style:name="P76" style:family="paragraph" style:parent-style-name="Standard" style:list-style-name="L6">
      <style:text-properties officeooo:rsid="002485cb" officeooo:paragraph-rsid="002485cb"/>
    </style:style>
    <style:style style:name="P77" style:family="paragraph" style:parent-style-name="Standard" style:list-style-name="L6">
      <style:text-properties officeooo:rsid="00289d6e" officeooo:paragraph-rsid="00289d6e"/>
    </style:style>
    <style:style style:name="P78" style:family="paragraph" style:parent-style-name="Standard" style:list-style-name="L6">
      <style:text-properties officeooo:rsid="00348192" officeooo:paragraph-rsid="001dfd68"/>
    </style:style>
    <style:style style:name="P79" style:family="paragraph" style:parent-style-name="Standard">
      <style:text-properties fo:color="#ff3333" style:text-underline-style="none" fo:font-weight="normal" officeooo:rsid="003e4e58" officeooo:paragraph-rsid="003e4e58" style:font-weight-asian="normal" style:font-weight-complex="normal"/>
    </style:style>
    <style:style style:name="P80" style:family="paragraph" style:parent-style-name="Standard">
      <style:text-properties fo:color="#ff3333" style:text-underline-style="none" fo:font-weight="normal" officeooo:rsid="003faf21" officeooo:paragraph-rsid="003faf21" style:font-weight-asian="normal" style:font-weight-complex="normal"/>
    </style:style>
    <style:style style:name="P81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officeooo:rsid="00189d96" officeooo:paragraph-rsid="0030856e"/>
    </style:style>
    <style:style style:name="P82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style:text-underline-style="none" fo:font-weight="normal" officeooo:rsid="0030856e" officeooo:paragraph-rsid="0030856e" style:font-weight-asian="normal" style:font-weight-complex="normal"/>
    </style:style>
    <style:style style:name="P83" style:family="paragraph" style:parent-style-name="Standard" style:list-style-name="L7">
      <loext:graphic-properties draw:fill-image-width="0cm" draw:fill-image-height="0cm"/>
      <style:paragraph-properties fo:padding="0.049cm" fo:border="0.99pt solid #ff3333" style:shadow="none"/>
      <style:text-properties officeooo:paragraph-rsid="0032bf0a"/>
    </style:style>
    <style:style style:name="T1" style:family="text">
      <style:text-properties officeooo:rsid="0036b34f"/>
    </style:style>
    <style:style style:name="T2" style:family="text">
      <style:text-properties officeooo:rsid="00160b65"/>
    </style:style>
    <style:style style:name="T3" style:family="text">
      <style:text-properties officeooo:rsid="0016f701"/>
    </style:style>
    <style:style style:name="T4" style:family="text">
      <style:text-properties officeooo:rsid="00185484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c0a06" style:font-weight-asian="normal" style:font-weight-complex="normal"/>
    </style:style>
    <style:style style:name="T7" style:family="text">
      <style:text-properties style:text-underline-style="none" fo:font-weight="normal" officeooo:rsid="0032bf0a" style:font-weight-asian="normal" style:font-weight-complex="normal"/>
    </style:style>
    <style:style style:name="T8" style:family="text">
      <style:text-properties officeooo:rsid="0023a040"/>
    </style:style>
    <style:style style:name="T9" style:family="text">
      <style:text-properties officeooo:rsid="0003b5fe"/>
    </style:style>
    <style:style style:name="T10" style:family="text">
      <style:text-properties officeooo:rsid="00070080"/>
    </style:style>
    <style:style style:name="T11" style:family="text">
      <style:text-properties officeooo:rsid="003fe317"/>
    </style:style>
    <style:style style:name="T12" style:family="text">
      <style:text-properties officeooo:rsid="00250aef"/>
    </style:style>
    <style:style style:name="T13" style:family="text">
      <style:text-properties officeooo:rsid="003dfd74"/>
    </style:style>
    <style:style style:name="T14" style:family="text">
      <style:text-properties officeooo:rsid="000ee22b"/>
    </style:style>
    <style:style style:name="T15" style:family="text">
      <style:text-properties officeooo:rsid="0001405a"/>
    </style:style>
    <style:style style:name="T16" style:family="text">
      <style:text-properties officeooo:rsid="0020cb94"/>
    </style:style>
    <style:style style:name="T17" style:family="text">
      <style:text-properties officeooo:rsid="003d535e"/>
    </style:style>
    <style:style style:name="T18" style:family="text">
      <style:text-properties officeooo:rsid="00166eb9"/>
    </style:style>
    <style:style style:name="T19" style:family="text">
      <style:text-properties officeooo:rsid="001ff10c"/>
    </style:style>
    <style:style style:name="T20" style:family="text">
      <style:text-properties officeooo:rsid="0029512c"/>
    </style:style>
    <style:style style:name="T21" style:family="text">
      <style:text-properties officeooo:rsid="00371a19"/>
    </style:style>
    <style:style style:name="T22" style:family="text">
      <style:text-properties officeooo:rsid="00153c24"/>
    </style:style>
    <style:style style:name="T23" style:family="text">
      <style:text-properties officeooo:rsid="0041d529"/>
    </style:style>
    <style:style style:name="T24" style:family="text">
      <style:text-properties officeooo:rsid="001a2342"/>
    </style:style>
    <style:style style:name="T25" style:family="text">
      <style:text-properties officeooo:rsid="001c22bb"/>
    </style:style>
    <style:style style:name="T26" style:family="text">
      <style:text-properties officeooo:rsid="001dc0de"/>
    </style:style>
    <style:style style:name="T27" style:family="text">
      <style:text-properties officeooo:rsid="002fe351"/>
    </style:style>
    <style:style style:name="T28" style:family="text">
      <style:text-properties officeooo:rsid="001dfd6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ff3333" style:text-underline-style="solid" style:text-underline-width="auto" style:text-underline-color="font-color" fo:font-weight="bold" officeooo:rsid="001dfd68" style:font-weight-asian="bold" style:font-weight-complex="bold"/>
    </style:style>
    <style:style style:name="T32" style:family="text">
      <style:text-properties fo:color="#ff3333" style:text-underline-style="solid" style:text-underline-width="auto" style:text-underline-color="font-color" fo:font-weight="bold" officeooo:rsid="001ef643" style:font-weight-asian="bold" style:font-weight-complex="bold"/>
    </style:style>
    <style:style style:name="T33" style:family="text">
      <style:text-properties fo:color="#ff3333" officeooo:rsid="003e4e58"/>
    </style:style>
    <style:style style:name="T34" style:family="text">
      <style:text-properties officeooo:rsid="001f85c0"/>
    </style:style>
    <style:style style:name="T35" style:family="text">
      <style:text-properties officeooo:rsid="0022f70a"/>
    </style:style>
    <style:style style:name="T36" style:family="text">
      <style:text-properties officeooo:rsid="00263cbb"/>
    </style:style>
    <style:style style:name="T37" style:family="text">
      <style:text-properties officeooo:rsid="0027fed5"/>
    </style:style>
    <style:style style:name="T38" style:family="text">
      <style:text-properties officeooo:rsid="00289d6e"/>
    </style:style>
    <style:style style:name="T39" style:family="text">
      <style:text-properties officeooo:rsid="002925a9"/>
    </style:style>
    <style:style style:name="T40" style:family="text">
      <style:text-properties officeooo:rsid="002b04db"/>
    </style:style>
    <style:style style:name="T41" style:family="text">
      <style:text-properties officeooo:rsid="002e0b3f"/>
    </style:style>
    <style:style style:name="T42" style:family="text">
      <style:text-properties officeooo:rsid="002f047a"/>
    </style:style>
    <style:style style:name="T43" style:family="text">
      <style:text-properties officeooo:rsid="0030856e"/>
    </style:style>
    <style:style style:name="T44" style:family="text">
      <style:text-properties officeooo:rsid="00337d07"/>
    </style:style>
    <style:style style:name="T45" style:family="text">
      <style:text-properties officeooo:rsid="0035b60f"/>
    </style:style>
    <style:style style:name="T46" style:family="text">
      <style:text-properties officeooo:rsid="00375acf"/>
    </style:style>
    <style:style style:name="T47" style:family="text">
      <style:text-properties officeooo:rsid="0023a52a" fo:background-color="#66ff66" loext:char-shading-value="0"/>
    </style:style>
    <style:style style:name="T48" style:family="text">
      <style:text-properties officeooo:rsid="003e4e5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reasure quest</text:p>
      <text:p text:style-name="P18">Principe:</text:p>
      <text:p text:style-name="P19">Vous devez explorer une tour de 100 étages.</text:p>
      <text:p text:style-name="P19">Chaque étage à une dimension de 20x10.</text:p>
      <text:p text:style-name="P24">Vous devez explorer <text:span text:style-name="T2">chaque étage</text:span> afin d'y trouver un trésor et la sortie <text:span text:style-name="T2">vers l'étage supérieur</text:span>.</text:p>
      <text:p text:style-name="P24"><text:span text:style-name="T2">Un étage</text:span> contient, en plus du trésor, des monstres, des pièges et des potions de soins.</text:p>
      <text:p text:style-name="P24">Vous pouvez vous déplacer suivant 8 directions.</text:p>
      <text:p text:style-name="P25">Les touches pour se déplacer seront celles du pavé numérique.</text:p>
      <text:p text:style-name="P25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A"/>
        <table:table-column table:style-name="Tableau2.E" table:number-columns-repeated="3"/>
        <table:table-row>
          <table:table-cell table:style-name="Tableau2.A1" office:value-type="string">
            <text:p text:style-name="P2"></text:p>
          </table:table-cell>
          <table:table-cell table:style-name="Tableau2.A1" office:value-type="string">
            <text:p text:style-name="P2"></text:p>
          </table:table-cell>
          <table:table-cell table:style-name="Tableau2.A1" office:value-type="string">
            <text:p text:style-name="P2">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7">
            <text:p text:style-name="P3">7</text:p>
          </table:table-cell>
          <table:table-cell table:style-name="Tableau2.E1" office:value-type="float" office:value="8">
            <text:p text:style-name="P3">8</text:p>
          </table:table-cell>
          <table:table-cell table:style-name="Tableau2.E1" office:value-type="float" office:value="9">
            <text:p text:style-name="P3">9</text:p>
          </table:table-cell>
        </table:table-row>
        <table:table-row>
          <table:table-cell table:style-name="Tableau2.A1" office:value-type="string">
            <text:p text:style-name="P2">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2">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4">
            <text:p text:style-name="P3">4</text:p>
          </table:table-cell>
          <table:table-cell table:style-name="Tableau2.A1" office:value-type="string">
            <text:p text:style-name="P4"/>
          </table:table-cell>
          <table:table-cell table:style-name="Tableau2.E1" office:value-type="float" office:value="6">
            <text:p text:style-name="P3">6</text:p>
          </table:table-cell>
        </table:table-row>
        <table:table-row>
          <table:table-cell table:style-name="Tableau2.A1" office:value-type="string">
            <text:p text:style-name="P2"></text:p>
          </table:table-cell>
          <table:table-cell table:style-name="Tableau2.A1" office:value-type="string">
            <text:p text:style-name="P2"></text:p>
          </table:table-cell>
          <table:table-cell table:style-name="Tableau2.A1" office:value-type="string">
            <text:p text:style-name="P2"></text:p>
          </table:table-cell>
          <table:table-cell table:style-name="Tableau2.A1" office:value-type="string">
            <text:p text:style-name="P5"/>
          </table:table-cell>
          <table:table-cell table:style-name="Tableau2.E1" office:value-type="float" office:value="1">
            <text:p text:style-name="P3">1</text:p>
          </table:table-cell>
          <table:table-cell table:style-name="Tableau2.E1" office:value-type="float" office:value="2">
            <text:p text:style-name="P3">2</text:p>
          </table:table-cell>
          <table:table-cell table:style-name="Tableau2.E1" office:value-type="float" office:value="3">
            <text:p text:style-name="P3">3</text:p>
          </table:table-cell>
        </table:table-row>
      </table:table>
      <text:p text:style-name="P20"/>
      <text:p text:style-name="P24">Vous ne visualisez que votre position dans la grotte.</text:p>
      <text:p text:style-name="P24">Vous avez comme indication, la distance qui vous sépare du trésor.</text:p>
      <text:p text:style-name="P24">Une fois le trésor trouvé, vous avez la distance vous séparant de la sortie.</text:p>
      <text:p text:style-name="P24">Vous avez un nombre de points de vie initiale <text:span text:style-name="T4">à 500</text:span>.</text:p>
      <text:p text:style-name="P24">Chaque monstre que vous rencontrez vous enlève <text:span text:style-name="T3">un certain nombre de points de vie selon le déroulement du combat</text:span>.</text:p>
      <text:p text:style-name="P24">Chaque piège dans lequel vous tombez vous enlève 2<text:span text:style-name="T3">0</text:span> points de vie.</text:p>
      <text:p text:style-name="P19">Une potion de soin vous redonne <text:span text:style-name="T4">120</text:span> points de vie.</text:p>
      <text:p text:style-name="P41"/>
      <text:p text:style-name="P41">L'affichage d'un étage se présente sous la forme suivante: </text:p>
      <text:p text:style-name="P42">______________________</text:p>
      <text:p text:style-name="P42">|....................|</text:p>
      <text:p text:style-name="P42">|....................|</text:p>
      <text:p text:style-name="P42">|....................|</text:p>
      <text:p text:style-name="P42">|....................|</text:p>
      <text:p text:style-name="P42">|..........X.........|</text:p>
      <text:p text:style-name="P42">|....................|</text:p>
      <text:p text:style-name="P42">|....................|</text:p>
      <text:p text:style-name="P42">|....................|</text:p>
      <text:p text:style-name="P42">|....................|</text:p>
      <text:p text:style-name="P42">|....................|</text:p>
      <text:p text:style-name="P42">----------------------</text:p>
      <text:p text:style-name="P49"><text:span text:style-name="T6">A</text:span><text:span text:style-name="T5">u lancement du programme, vous devez créer un personnage.</text:span></text:p>
      <text:p text:style-name="P27">Un personnage possède une classe qui peut être :</text:p>
      <text:list xml:id="list2314870310934935033" text:style-name="L1">
        <text:list-item>
          <text:p text:style-name="P63"><text:span text:style-name="T8">B</text:span>retteur : <text:span text:style-name="T9">Capable d'utiliser une ou deux armes</text:span></text:p>
        </text:list-item>
        <text:list-item>
          <text:p text:style-name="P63"><text:span text:style-name="T8">P</text:span>aladin : <text:span text:style-name="T26"><text:s/>Capable d'utiliser une arme à deux mains ou une arme et un bouclier ou une seule arme</text:span></text:p>
        </text:list-item>
        <text:list-item>
          <text:p text:style-name="P63"><text:span text:style-name="T8">B</text:span>erserk : <text:span text:style-name="T8">Uniquement capable d'utiliser une arme à deux mains</text:span></text:p>
        </text:list-item>
        <text:list-item>
          <text:p text:style-name="P63"><text:span text:style-name="T8">As</text:span>sassin : <text:span text:style-name="T8">Ne peut utiliser qu'une arme à une main</text:span></text:p>
        </text:list-item>
        <text:list-item>
          <text:p text:style-name="P63"><text:span text:style-name="T8">G</text:span>uerrie<text:span text:style-name="T10">r : Il peut utiliser une arme à une main et un bouclier</text:span></text:p>
        </text:list-item>
        <text:list-item>
          <text:p text:style-name="P63"><text:span text:style-name="T8">S</text:span>amouraï : <text:span text:style-name="T8">il Peut utiliser une arme à une main ou une arme a deux mains</text:span></text:p>
        </text:list-item>
      </text:list>
      <text:p text:style-name="P27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 table:number-columns-repeated="2"/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arme une main</text:p>
            <text:p text:style-name="P8">(main droite)</text:p>
          </table:table-cell>
          <table:table-cell table:style-name="Tableau1.A1" office:value-type="string">
            <text:p text:style-name="P7">arme une main</text:p>
            <text:p text:style-name="P8">(main gauche)</text:p>
          </table:table-cell>
          <table:table-cell table:style-name="Tableau1.A1" office:value-type="string">
            <text:p text:style-name="P7">arme deux mains</text:p>
          </table:table-cell>
          <table:table-cell table:style-name="Tableau1.A1" office:value-type="string">
            <text:p text:style-name="P7">bouclier</text:p>
            <text:p text:style-name="P8">(main gauche)</text:p>
          </table:table-cell>
          <table:table-cell table:style-name="Tableau1.F1" office:value-type="string">
            <text:p text:style-name="P7">rien</text:p>
            <text:p text:style-name="P8">(main gauche)</text:p>
          </table:table-cell>
        </table:table-row>
        <table:table-row>
          <table:table-cell table:style-name="Tableau1.A2" table:number-rows-spanned="2" office:value-type="string">
            <text:p text:style-name="P10"><text:span text:style-name="T11">B</text:span>retteur</text:p>
          </table:table-cell>
          <table:table-cell table:style-name="Tableau1.B2" office:value-type="string">
            <text:p text:style-name="P11">x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/>
          </table:table-cell>
          <table:table-cell table:style-name="Tableau1.F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11">x</text:p>
          </table:table-cell>
          <table:table-cell table:style-name="Tableau1.C3" office:value-type="string">
            <text:p text:style-name="P6"/>
          </table:table-cell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11">x</text:p>
          </table:table-cell>
        </table:table-row>
        <table:table-row>
          <table:table-cell table:style-name="Tableau1.A4" table:number-rows-spanned="2" office:value-type="string">
            <text:p text:style-name="P10"><text:span text:style-name="T11">P</text:span>aladin</text:p>
          </table:table-cell>
          <table:table-cell table:style-name="Tableau1.B4" office:value-type="string">
            <text:p text:style-name="P11">x</text:p>
          </table:table-cell>
          <table:table-cell table:style-name="Tableau1.C4" office:value-type="string">
            <text:p text:style-name="P6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11">x</text:p>
          </table:table-cell>
          <table:table-cell table:style-name="Tableau1.F4" office:value-type="string">
            <text:p text:style-name="P6"/>
          </table:table-cell>
        </table:table-row>
        <table:table-row>
          <table:covered-table-cell/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6"/>
          </table:table-cell>
          <table:table-cell table:style-name="Tableau1.D5" office:value-type="string">
            <text:p text:style-name="P11">x</text:p>
          </table:table-cell>
          <table:table-cell table:style-name="Tableau1.E5" office:value-type="string">
            <text:p text:style-name="P6"/>
          </table:table-cell>
          <table:table-cell table:style-name="Tableau1.F5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0"><text:span text:style-name="T11">B</text:span>erserk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/>
          </table:table-cell>
          <table:table-cell table:style-name="Tableau1.D6" office:value-type="string">
            <text:p text:style-name="P11">x</text:p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P10"><text:span text:style-name="T11">As</text:span>sassin</text:p>
          </table:table-cell>
          <table:table-cell table:style-name="Tableau1.B7" office:value-type="string">
            <text:p text:style-name="P9">x</text:p>
          </table:table-cell>
          <table:table-cell table:style-name="Tableau1.C7" office:value-type="string">
            <text:p text:style-name="P6"/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/>
          </table:table-cell>
          <table:table-cell table:style-name="Tableau1.F7" office:value-type="string">
            <text:p text:style-name="P9">x</text:p>
          </table:table-cell>
        </table:table-row>
        <table:table-row>
          <table:table-cell table:style-name="Tableau1.A2" table:number-rows-spanned="2" office:value-type="string">
            <text:p text:style-name="P10"><text:span text:style-name="T11">G</text:span>uerrier</text:p>
          </table:table-cell>
          <table:table-cell table:style-name="Tableau1.B8" office:value-type="string">
            <text:p text:style-name="P9">x</text:p>
          </table:table-cell>
          <table:table-cell table:style-name="Tableau1.C8" office:value-type="string">
            <text:p text:style-name="P6"/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9">x</text:p>
          </table:table-cell>
          <table:table-cell table:style-name="Tableau1.F8" office:value-type="string">
            <text:p text:style-name="P6"/>
          </table:table-cell>
        </table:table-row>
        <table:table-row>
          <table:covered-table-cell/>
          <table:table-cell table:style-name="Tableau1.B9" office:value-type="string">
            <text:p text:style-name="P9">x</text:p>
          </table:table-cell>
          <table:table-cell table:style-name="Tableau1.C9" office:value-type="string">
            <text:p text:style-name="P6"/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/>
          </table:table-cell>
          <table:table-cell table:style-name="Tableau1.F9" office:value-type="string">
            <text:p text:style-name="P9">x</text:p>
          </table:table-cell>
        </table:table-row>
        <table:table-row>
          <table:table-cell table:style-name="Tableau1.A4" table:number-rows-spanned="2" office:value-type="string">
            <text:p text:style-name="P10"><text:span text:style-name="T11">S</text:span>amouraï</text:p>
          </table:table-cell>
          <table:table-cell table:style-name="Tableau1.B10" office:value-type="string">
            <text:p text:style-name="P9">x</text:p>
          </table:table-cell>
          <table:table-cell table:style-name="Tableau1.C10" office:value-type="string">
            <text:p text:style-name="P6"/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/>
          </table:table-cell>
          <table:table-cell table:style-name="Tableau1.F10" office:value-type="string">
            <text:p text:style-name="P9">x</text:p>
          </table:table-cell>
        </table:table-row>
        <table:table-row>
          <table:covered-table-cell/>
          <table:table-cell table:style-name="Tableau1.B11" office:value-type="string">
            <text:p text:style-name="P6"/>
          </table:table-cell>
          <table:table-cell table:style-name="Tableau1.C11" office:value-type="string">
            <text:p text:style-name="P6"/>
          </table:table-cell>
          <table:table-cell table:style-name="Tableau1.D11" office:value-type="string">
            <text:p text:style-name="P9">x</text:p>
          </table:table-cell>
          <table:table-cell table:style-name="Tableau1.E11" office:value-type="string">
            <text:p text:style-name="P6"/>
          </table:table-cell>
          <table:table-cell table:style-name="Tableau1.F11" office:value-type="string">
            <text:p text:style-name="P6"/>
          </table:table-cell>
        </table:table-row>
      </table:table>
      <text:p text:style-name="P27"/>
      <text:p text:style-name="P27"><text:span text:style-name="T12">La plupart des personnages peuvent</text:span> utiliser des armes à une main qui sont :</text:p>
      <text:list xml:id="list5053876870000068214" text:style-name="L2">
        <text:list-item>
          <text:p text:style-name="P64"><text:span text:style-name="T13">D</text:span>ague <text:span text:style-name="T14">(dégâts : 5)</text:span></text:p>
        </text:list-item>
        <text:list-item>
          <text:p text:style-name="P64"><text:span text:style-name="T13">W</text:span>akizashi <text:span text:style-name="T14">(dégâts : 8)</text:span></text:p>
        </text:list-item>
        <text:list-item>
          <text:p text:style-name="P64"><text:span text:style-name="T13">G</text:span>aive <text:span text:style-name="T14">(dégâts : 10)</text:span></text:p>
        </text:list-item>
        <text:list-item>
          <text:p text:style-name="P64"><text:span text:style-name="T13">Xi</text:span>phos <text:span text:style-name="T14">(dégâts : 11)</text:span></text:p>
        </text:list-item>
        <text:list-item>
          <text:p text:style-name="P65"><text:span text:style-name="T13">C</text:span>ladio<text:span text:style-name="T15"> </text:span>(dégât<text:span text:style-name="T16">s</text:span> : 12)</text:p>
        </text:list-item>
        <text:list-item>
          <text:p text:style-name="P64"><text:span text:style-name="T13">R</text:span>apiere <text:span text:style-name="T14">(dégâts : 13)</text:span></text:p>
        </text:list-item>
      </text:list>
      <text:p text:style-name="P27"/>
      <text:p text:style-name="P28">Il est également possible pour certaines classes d'avoir un bouclier <text:span text:style-name="T14">(protection : 10)</text:span>.</text:p>
      <text:p text:style-name="P27"/>
      <text:p text:style-name="P27"/>
      <text:p text:style-name="P29">Certaines classe<text:span text:style-name="T9">s</text:span> peuvent utiliser une arme a deux mains dont voici la liste :</text:p>
      <text:list xml:id="list4987684610804097290" text:style-name="L3">
        <text:list-item>
          <text:p text:style-name="P66">Epée batarde <text:span text:style-name="T14">(dégâts : 25)</text:span></text:p>
        </text:list-item>
        <text:list-item>
          <text:p text:style-name="P66"><text:span text:style-name="T13">K</text:span>atana <text:span text:style-name="T14">(dégâts : 30)</text:span></text:p>
        </text:list-item>
        <text:list-item>
          <text:p text:style-name="P66"><text:span text:style-name="T13">C</text:span>laymore <text:span text:style-name="T14">(dégâts : 32)</text:span></text:p>
        </text:list-item>
        <text:list-item>
          <text:p text:style-name="P66"><text:span text:style-name="T13">F</text:span>lamberge <text:span text:style-name="T14">(dégâts : 35)</text:span></text:p>
        </text:list-item>
      </text:list>
      <text:p text:style-name="P29"/>
      <text:p text:style-name="P29"/>
      <text:p text:style-name="P27"/>
      <text:p text:style-name="P47">Un personnage est défini comme suit :</text:p>
      <text:list xml:id="list1872318589080110513" text:style-name="L4">
        <text:list-item>
          <text:p text:style-name="P67"><text:span text:style-name="T13">N</text:span>om</text:p>
        </text:list-item>
        <text:list-item>
          <text:p text:style-name="P67"><text:span text:style-name="T13">P</text:span>rénom</text:p>
        </text:list-item>
        <text:list-item>
          <text:p text:style-name="P67"><text:span text:style-name="T13">A</text:span>ge</text:p>
        </text:list-item>
        <text:list-item>
          <text:p text:style-name="P67"><text:span text:style-name="T13">T</text:span>aille</text:p>
        </text:list-item>
        <text:list-item>
          <text:p text:style-name="P67"><text:span text:style-name="T13">P</text:span>oids</text:p>
        </text:list-item>
        <text:list-item>
          <text:p text:style-name="P67"><text:span text:style-name="T13">N</text:span>iveau de résistance physique</text:p>
        </text:list-item>
        <text:list-item>
          <text:p text:style-name="P67"><text:span text:style-name="T13">N</text:span>ombre de points de vie</text:p>
        </text:list-item>
        <text:list-item>
          <text:p text:style-name="P67"><text:span text:style-name="T13">N</text:span>ombre de points de vie maximum</text:p>
        </text:list-item>
        <text:list-item>
          <text:p text:style-name="P67"><text:span text:style-name="T13">L</text:span>e niveau</text:p>
        </text:list-item>
        <text:list-item>
          <text:p text:style-name="P67"><text:span text:style-name="T13">L</text:span>e nombre de points d'expérience</text:p>
        </text:list-item>
        <text:list-item>
          <text:p text:style-name="P67"><text:span text:style-name="T13">La </text:span>classe</text:p>
        </text:list-item>
        <text:list-item>
          <text:p text:style-name="P67"><text:span text:style-name="T13">T</text:span>ype d'armement</text:p>
        </text:list-item>
      </text:list>
      <text:p text:style-name="P30"/>
      <text:p text:style-name="P30"><text:span text:style-name="T17">L</text:span>e type d'armement est défini comme étant composé de 3 champs :</text:p>
      <text:list xml:id="list340443602029636059" text:style-name="L5">
        <text:list-item>
          <text:p text:style-name="P68"><text:span text:style-name="T13">A</text:span>rme <text:span text:style-name="T18">à une </text:span>main, droite</text:p>
        </text:list-item>
        <text:list-item>
          <text:p text:style-name="P68"><text:span text:style-name="T13">A</text:span>rme <text:span text:style-name="T18">à une </text:span>main, gauche</text:p>
        </text:list-item>
        <text:list-item>
          <text:p text:style-name="P68"><text:span text:style-name="T13">A</text:span>rme à deux main<text:span text:style-name="T19">s</text:span></text:p>
        </text:list-item>
      </text:list>
      <text:p text:style-name="P30"/>
      <text:p text:style-name="P33"><text:bookmark-start text:name="algoCombat"/><text:reference-mark-start text:name="algoCombat"/>Un combat est défini comme suit si p1 attaque p2 :<text:bookmark-end text:name="algoCombat"/><text:reference-mark-end text:name="algoCombat"/></text:p>
      <text:p text:style-name="P56">FAIRE</text:p>
      <text:p text:style-name="P52"><text:tab/>c<text:span text:style-name="T20">alculer les dégâts de p1 par rapport à p2</text:span></text:p>
      <text:p text:style-name="P52"><text:tab/><text:span text:style-name="T20">retrancher ses dégâts de la vie de p2</text:span></text:p>
      <text:p text:style-name="P52"><text:tab/>c<text:span text:style-name="T20">alculer les dégâts de p2 par rapport à p1</text:span></text:p>
      <text:p text:style-name="P52"><text:tab/><text:span text:style-name="T20">retrancher ses dégâts de la vie de p1</text:span></text:p>
      <text:p text:style-name="P52"><text:span text:style-name="T29">TANT QUE</text:span> l'un des deux personnages a un nombre de points de vie positif<text:span text:style-name="T21">s</text:span></text:p>
      <text:p text:style-name="P53"/>
      <text:p text:style-name="P53"><text:span text:style-name="T29">SI</text:span> <text:span text:style-name="T41">( </text:span>p1 a gagne<text:span text:style-name="T41"> )</text:span></text:p>
      <text:p text:style-name="P57">ALORS</text:p>
      <text:p text:style-name="P53"><text:tab/><text:span text:style-name="T25">ajouter 100pv à p1 ou mettre pv au maximumsi pv courant+100&gt;pv maxi</text:span></text:p>
      <text:p text:style-name="P53"><text:tab/></text:p>
      <text:p text:style-name="P57">SINON</text:p>
      <text:p text:style-name="P53"><text:tab/><text:span text:style-name="T20">mettre les points de vie de p1 à 0</text:span></text:p>
      <text:p text:style-name="P57">FIN SI</text:p>
      <text:p text:style-name="P54"/>
      <text:p text:style-name="P55">calculer l'expérience gagnée par p1</text:p>
      <text:p text:style-name="P55">mettre a jour <text:span text:style-name="T46">le niveau</text:span> de p1 en fonction de cette expérience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8">La détermination des points d'attaque<text:span text:style-name="T22">s</text:span> et de défense<text:span text:style-name="T22">s</text:span> est soumise à un bonus en fonction de la classe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3">bonus défense</text:p>
          </table:table-cell>
          <table:table-cell table:style-name="Tableau3.C1" office:value-type="string">
            <text:p text:style-name="P13">bonus attaque</text:p>
          </table:table-cell>
        </table:table-row>
        <table:table-row>
          <table:table-cell table:style-name="Tableau3.A2" office:value-type="string">
            <text:p text:style-name="P13"><text:span text:style-name="T23">P</text:span>aladin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1,5</text:p>
          </table:table-cell>
        </table:table-row>
        <table:table-row>
          <table:table-cell table:style-name="Tableau3.A2" office:value-type="string">
            <text:p text:style-name="P13"><text:span text:style-name="T23">S</text:span>amouraï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1,5</text:p>
          </table:table-cell>
        </table:table-row>
        <table:table-row>
          <table:table-cell table:style-name="Tableau3.A2" office:value-type="string">
            <text:p text:style-name="P13"><text:span text:style-name="T23">B</text:span>erserk</text:p>
          </table:table-cell>
          <table:table-cell table:style-name="Tableau3.A2" office:value-type="string">
            <text:p text:style-name="P12">0,5</text:p>
          </table:table-cell>
          <table:table-cell table:style-name="Tableau3.C2" office:value-type="string">
            <text:p text:style-name="P12">3</text:p>
          </table:table-cell>
        </table:table-row>
        <table:table-row>
          <table:table-cell table:style-name="Tableau3.A2" office:value-type="string">
            <text:p text:style-name="P13"><text:span text:style-name="T23">B</text:span>retteur</text:p>
          </table:table-cell>
          <table:table-cell table:style-name="Tableau3.A2" office:value-type="string">
            <text:p text:style-name="P12">1,5</text:p>
          </table:table-cell>
          <table:table-cell table:style-name="Tableau3.C2" office:value-type="string">
            <text:p text:style-name="P12"><text:span text:style-name="T24">1</text:span>,<text:span text:style-name="T24">7</text:span>5</text:p>
          </table:table-cell>
        </table:table-row>
        <table:table-row>
          <table:table-cell table:style-name="Tableau3.A2" office:value-type="string">
            <text:p text:style-name="P13"><text:span text:style-name="T23">G</text:span>uerrier</text:p>
          </table:table-cell>
          <table:table-cell table:style-name="Tableau3.A2" office:value-type="string">
            <text:p text:style-name="P12">1</text:p>
          </table:table-cell>
          <table:table-cell table:style-name="Tableau3.C2" office:value-type="string">
            <text:p text:style-name="P12">1</text:p>
          </table:table-cell>
        </table:table-row>
        <table:table-row>
          <table:table-cell table:style-name="Tableau3.A2" office:value-type="string">
            <text:p text:style-name="P13"><text:span text:style-name="T23">A</text:span>ssassin</text:p>
          </table:table-cell>
          <table:table-cell table:style-name="Tableau3.A2" office:value-type="string">
            <text:p text:style-name="P12">3</text:p>
          </table:table-cell>
          <table:table-cell table:style-name="Tableau3.C2" office:value-type="string">
            <text:p text:style-name="P12">0,5</text:p>
          </table:table-cell>
        </table:table-row>
      </table:table>
      <text:p text:style-name="P32">La formule de calcul de l'attaque est la suivante :</text:p>
      <text:p text:style-name="P32"><draw:frame draw:style-name="fr1" draw:name="Objet1" text:anchor-type="as-char" svg:y="-0.661cm" svg:width="13.624cm" svg:height="1.04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1"/>
      <text:p text:style-name="P26"><draw:frame draw:style-name="fr1" draw:name="Objet2" text:anchor-type="as-char" svg:y="-1.286cm" svg:width="16.471cm" svg:height="2.42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6"/>
      <text:p text:style-name="P32">La formule de calcul de l<text:span text:style-name="T24">a défense</text:span> est la suivante :</text:p>
      <text:p text:style-name="P32"><draw:frame draw:style-name="fr1" draw:name="Objet4" text:anchor-type="as-char" svg:y="-0.661cm" svg:width="13.818cm" svg:height="1.04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1"/>
      <text:p text:style-name="P21"><draw:frame draw:style-name="fr1" draw:name="Objet3" text:anchor-type="as-char" svg:y="-2.087cm" svg:width="12.557cm" svg:height="3.99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22"/>
      <text:p text:style-name="P50">Questions</text:p>
      <text:p text:style-name="P34"/>
      <text:p text:style-name="P36">Les fichiers « main.c », «<text:bookmark-start text:name="__DdeLink__1938_740473512"/><text:span text:style-name="T42">treasurequest</text:span><text:bookmark-end text:name="__DdeLink__1938_740473512"/>.h » et «<text:span text:style-name="T42">treasurequest </text:span>.c » sont fournis, il vous est demandé de les compléter.</text:p>
      <text:p text:style-name="P35"/>
      <text:list xml:id="list4094642379987253598" text:style-name="L6">
        <text:list-item>
          <text:p text:style-name="P70">Créer un type enum nommé « competenceDeClasse » et contenant les constantes BRETTEUR<text:span text:style-name="T34">=1</text:span>,PALADIN,BERSERK,ASSASSIN, GUERRIER et SAMOURAI</text:p>
        </text:list-item>
      </text:list>
      <text:p text:style-name="P37"/>
      <text:list xml:id="list115536186332314" text:continue-numbering="true" text:style-name="L6">
        <text:list-item>
          <text:p text:style-name="P70">Créer un type structure nommé « type<text:span text:style-name="T28">Personnage</text:span> » contenant <text:span text:style-name="T28">les</text:span> champs <text:span text:style-name="T31">strictement </text:span><text:span text:style-name="T30">nommé</text:span><text:span text:style-name="T31">s et typé</text:span><text:span text:style-name="T32">s</text:span><text:span text:style-name="T28">: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5">nom du champ</text:p>
          </table:table-cell>
          <table:table-cell table:style-name="Tableau4.A1" office:value-type="string">
            <text:p text:style-name="P15">type</text:p>
          </table:table-cell>
          <table:table-cell table:style-name="Tableau4.C1" office:value-type="string">
            <text:p text:style-name="P15">taille max éventuelle</text:p>
          </table:table-cell>
        </table:table-row>
        <table:table-row>
          <table:table-cell table:style-name="Tableau4.A2" office:value-type="string">
            <text:p text:style-name="P40">nom</text:p>
          </table:table-cell>
          <table:table-cell table:style-name="Tableau4.A2" office:value-type="string">
            <text:p text:style-name="P40">char</text:p>
          </table:table-cell>
          <table:table-cell table:style-name="Tableau4.C2" office:value-type="string">
            <text:p text:style-name="P40">NBMAXCARNOM</text:p>
          </table:table-cell>
        </table:table-row>
        <table:table-row>
          <table:table-cell table:style-name="Tableau4.A2" office:value-type="string">
            <text:p text:style-name="P40">prenom</text:p>
          </table:table-cell>
          <table:table-cell table:style-name="Tableau4.A2" office:value-type="string">
            <text:p text:style-name="P40">char</text:p>
          </table:table-cell>
          <table:table-cell table:style-name="Tableau4.C2" office:value-type="string">
            <text:p text:style-name="P40">NBMAXCARPRENOM</text:p>
          </table:table-cell>
        </table:table-row>
        <table:table-row>
          <table:table-cell table:style-name="Tableau4.A2" office:value-type="string">
            <text:p text:style-name="P40">age</text:p>
          </table:table-cell>
          <table:table-cell table:style-name="Tableau4.A2" office:value-type="string">
            <text:p text:style-name="P40">unsigned int 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taille</text:p>
          </table:table-cell>
          <table:table-cell table:style-name="Tableau4.A2" office:value-type="string">
            <text:p text:style-name="P40">floa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poids</text:p>
          </table:table-cell>
          <table:table-cell table:style-name="Tableau4.A2" office:value-type="string">
            <text:p text:style-name="P40">floa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resistancePhysique</text:p>
          </table:table-cell>
          <table:table-cell table:style-name="Tableau4.A2" office:value-type="string">
            <text:p text:style-name="P40">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pv</text:p>
          </table:table-cell>
          <table:table-cell table:style-name="Tableau4.A2" office:value-type="string">
            <text:p text:style-name="P40">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pvMax</text:p>
          </table:table-cell>
          <table:table-cell table:style-name="Tableau4.A2" office:value-type="string">
            <text:p text:style-name="P40">unsigned 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niveau</text:p>
          </table:table-cell>
          <table:table-cell table:style-name="Tableau4.A2" office:value-type="string">
            <text:p text:style-name="P40">unsigned int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experience</text:p>
          </table:table-cell>
          <table:table-cell table:style-name="Tableau4.A2" office:value-type="string">
            <text:p text:style-name="P40">unsigned int 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competence</text:p>
          </table:table-cell>
          <table:table-cell table:style-name="Tableau4.A2" office:value-type="string">
            <text:p text:style-name="P40">competenceDeClasse</text:p>
          </table:table-cell>
          <table:table-cell table:style-name="Tableau4.C2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0">armes</text:p>
          </table:table-cell>
          <table:table-cell table:style-name="Tableau4.A2" office:value-type="string">
            <text:p text:style-name="P40">typeArmement</text:p>
          </table:table-cell>
          <table:table-cell table:style-name="Tableau4.C2" office:value-type="string">
            <text:p text:style-name="P16"/>
          </table:table-cell>
        </table:table-row>
      </table:table>
      <text:p text:style-name="P39"/>
      <text:p text:style-name="P58"/>
      <text:list xml:id="list115535709922898" text:continue-numbering="true" text:style-name="L6">
        <text:list-item>
          <text:p text:style-name="P71">Complétez le fichier « main.c » <text:span text:style-name="T44">en déclarant une variable nommée "joueur" de type pointeur sur "typePersonnage" qui correspondra au joueur.</text:span></text:p>
        </text:list-item>
        <text:list-item>
          <text:p text:style-name="P75"><text:s/><text:span text:style-name="T47">Initialiser ce pointeur à l'aide de la fonction appropriée.</text:span></text:p>
        </text:list-item>
        <text:list-item>
          <text:p text:style-name="P72">Complétez la gestion des directions dans le programme principal.</text:p>
        </text:list-item>
        <text:list-item>
          <text:p text:style-name="P72">Complétez le traitement du cas PIEGE dans le programme principal.</text:p>
          <text:p text:style-name="P76"/>
          <text:p text:style-name="P76">Le programme actuel ne supprime pas les potions, monstres et pièges lorsque vous passez dessus. </text:p>
        </text:list-item>
        <text:list-item>
          <text:p text:style-name="P76">Complétez le programme<text:span text:style-name="T38"> principal</text:span> afin que les monstres, potions<text:span text:style-name="T36">, trésors</text:span> <text:span text:style-name="T36">ou</text:span> pièges disparaisse<text:span text:style-name="T36">nt</text:span> de la case si le joueur est passé dessus<text:span text:style-name="T37"> (la case contiendra donc DEJAVISITE)</text:span>.</text:p>
        </text:list-item>
        <text:list-item>
          <text:p text:style-name="P77">Complétez le programme principal et la fonction afficheMonde afin que les cases déjà visité<text:span text:style-name="T45">es</text:span> affichent une étoile plutôt qu'un point.</text:p>
        </text:list-item>
      </text:list>
      <text:p text:style-name="P38"/>
      <text:p text:style-name="P51"/>
      <text:list xml:id="list115535405137412" text:continue-numbering="true" text:style-name="L6">
        <text:list-item>
          <text:p text:style-name="P73">Écrivez une fonction nommée « afficherPersonnage » qui prend en paramètre un pointeur sur un « typePersonnage » et ne retourne rien.</text:p>
        </text:list-item>
      </text:list>
      <text:p text:style-name="P59">Cette fonction devra afficher les informations relatives au personnage passé en paramètre. </text:p>
      <text:p text:style-name="P61"><text:span text:style-name="T35">Exemple</text:span> <text:span text:style-name="T35"><text:s/>d'affichage:</text:span></text:p>
      <text:p text:style-name="P62">Classe <text:s/>: Berserk</text:p>
      <text:p text:style-name="P62">Nom: cohen</text:p>
      <text:p text:style-name="P62">Prenom : lebarbare</text:p>
      <text:p text:style-name="P62">Age : 35</text:p>
      <text:p text:style-name="P62">Taille : 2.15</text:p>
      <text:p text:style-name="P62">Poids : 156.00</text:p>
      <text:p text:style-name="P62">Resistance : 5</text:p>
      <text:p text:style-name="P62">Points de vie : [500/500]</text:p>
      <text:p text:style-name="P62">Niveau : 2</text:p>
      <text:p text:style-name="P62">Experience dans le niveau : 0/200</text:p>
      <text:p text:style-name="P62">2 mains : Flamberge - degats : 35</text:p>
      <text:p text:style-name="P44"/>
      <text:list xml:id="list115535932674971" text:continue-numbering="true" text:style-name="L6">
        <text:list-item>
          <text:p text:style-name="P73">Écrivez, en vous inspirant de la fonction « afficherArmeUneMain », <text:s/>une fonction nommée « afficherArmeDeuxMains » qui prend en paramètre un argument de type « armesDeuxMains » et ne retourne rien.</text:p>
        </text:list-item>
      </text:list>
      <text:p text:style-name="P60">Cette fonction permet d'afficher le nom et les dégâts de l'arme passée en paramètre.</text:p>
      <text:list xml:id="list115536541649686" text:continue-numbering="true" text:style-name="L6">
        <text:list-item>
          <text:p text:style-name="P74">Écrivez la fonction "calculDegats" qui prend deux paramètres et retourne un entier.</text:p>
          <text:p text:style-name="P74">Le premier paramètre est de type pointeur sur "typePersonnage" et représente l'attaquant.</text:p>
          <text:p text:style-name="P74">Le second paramètre <text:s/>est de type pointeur sur "typePersonnage" et représente le défenseur</text:p>
          <text:p text:style-name="P74">La valeur retournée est la différence entre le calcul de l'attaque et le calcul de la défense, soit les dégâts. Si les dégâts sont négatifs ou nuls, ils sont ramenés à 1.</text:p>
        </text:list-item>
        <text:list-item>
          <text:p text:style-name="P69"><text:span text:style-name="T27">Complétez la fonction « faireUnDuel » à l'aide de l'</text:span><text:a xlink:type="simple" xlink:href="#algoCombat" text:style-name="Internet_20_link" text:visited-style-name="Visited_20_Internet_20_Link"><text:span text:style-name="T27">algorithme définissant un combat</text:span></text:a><text:span text:style-name="T27">.</text:span></text:p>
        </text:list-item>
        <text:list-item>
          <text:p text:style-name="P78">Proposez une solution pour pouvoir sauvegarder et reprendre la progression <text:span text:style-name="T39">d'un</text:span> personnage<text:span text:style-name="T40"> (quelles informations doit-on conserver pour pouvoir reprendre une partie plus tard)</text:span>.</text:p>
        </text:list-item>
      </text:list>
      <text:p text:style-name="P23"><text:tab/><text:span text:style-name="T33">Le nom et le prenom</text:span></text:p>
      <text:p text:style-name="P45"><text:tab/><text:span text:style-name="T48">le perso choisit </text:span></text:p>
      <text:p text:style-name="P46"><text:tab/>le niveau</text:p>
      <text:p text:style-name="P46"><text:tab/>pv</text:p>
      <text:p text:style-name="P80"><text:tab/>arme</text:p>
      <text:p text:style-name="P43">Critères de notation:</text:p>
      <text:list xml:id="list3931738775745834365" text:style-name="L7">
        <text:list-item>
          <text:p text:style-name="P81">Le code est indenté.</text:p>
        </text:list-item>
        <text:list-item>
          <text:p text:style-name="P81">Le code est commenté.</text:p>
        </text:list-item>
        <text:list-item>
          <text:p text:style-name="P81">Les variables <text:span text:style-name="T43">déclarées avec le bon type, des noms permettant d'identifier facilement leurs rôles et </text:span>sont initialisé<text:span text:style-name="T43">e</text:span>s.</text:p>
        </text:list-item>
        <text:list-item>
          <text:p text:style-name="P81">Tous les retours de fonctions sont testés.</text:p>
        </text:list-item>
        <text:list-item>
          <text:p text:style-name="P82">Votre nom est en commentaire en haut de chaque fichier.</text:p>
        </text:list-item>
        <text:list-item>
          <text:p text:style-name="P83"><text:span text:style-name="T7">De manière générale, suivez les critères fournis ici : </text:span><text:a xlink:type="simple" xlink:href="http://172.18.58.14/siteweb/20172018/SNIR1/ALGORITHMIQUE_ET_LANGAGE_C/notionQualiteCode.pdf" text:style-name="Internet_20_link" text:visited-style-name="Visited_20_Internet_20_Link">notionQualiteCode.pdf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T1" style:family="text">
      <style:text-properties officeooo:rsid="0036b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pan text:style-name="MT1">/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18:24.072544516</meta:creation-date>
    <dc:date>2018-01-22T11:55:34.723751939</dc:date>
    <meta:editing-duration>PT1H39M33S</meta:editing-duration>
    <meta:editing-cycles>37</meta:editing-cycles>
    <meta:generator>LibreOffice/5.1.6.2$Linux_X86_64 LibreOffice_project/10m0$Build-2</meta:generator>
    <meta:document-statistic meta:table-count="4" meta:image-count="0" meta:object-count="4" meta:page-count="6" meta:paragraph-count="232" meta:word-count="1188" meta:character-count="6713" meta:non-whitespace-character-count="5778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deux</mi>
            <mi mathvariant="italic">mains</mi>
          </mrow>
        </mtd>
      </mtr>
      <mtr>
        <mtd>
          <mrow>
            <mi mathvariant="italic">pénalitéArme</mi>
            <mo stretchy="false">=</mo>
            <mfrac>
              <mi mathvariant="italic">valeurAttaqueArmeADeuxMains</mi>
              <mn>2</mn>
            </mfrac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deux</mi>
            <mi mathvariant="italic">armes</mi>
            <mi>à</mi>
            <mi mathvariant="italic">une</mi>
            <mi mathvariant="italic">main</mi>
          </mrow>
        </mtd>
      </mtr>
      <mtr>
        <mtd>
          <mrow>
            <mi mathvariant="italic">pénalitéArme</mi>
            <mo stretchy="false">=</mo>
            <mfrac>
              <mrow>
                <mo fence="true" stretchy="false">(</mo>
                <mrow>
                  <mrow>
                    <mi mathvariant="italic">valeurAttaqueMainGauche</mi>
                    <mo stretchy="false">+</mo>
                    <mi mathvariant="italic">valeurAttaqueMainDroite</mi>
                  </mrow>
                </mrow>
                <mo fence="true" stretchy="false">)</mo>
              </mrow>
              <mn>3</mn>
            </mfrac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une</mi>
            <mi mathvariant="italic">main</mi>
            <mi mathvariant="italic">et</mi>
            <mi mathvariant="italic">un</mi>
            <mi mathvariant="italic">bouclier</mi>
          </mrow>
        </mtd>
      </mtr>
      <mtr>
        <mtd>
          <mrow>
            <mi mathvariant="italic">pénalitéArme</mi>
            <mo stretchy="false">=</mo>
            <mrow>
              <mo stretchy="false">−</mo>
              <mi mathvariant="italic">valeurDuBouclier</mi>
            </mrow>
          </mrow>
        </mtd>
      </mtr>
    </mtable>
    <annotation encoding="StarMath 5.0">alignl Si joueur possède une arme à deux mains newline
pénalitéArme=valeurAttaqueArmeADeuxMains over 2 newline
alignl Si joueur possède deux armes à une main newline
 pénalitéArme=(valeurAttaqueMainGauche+valeurAttaqueMainDroite) over 3 newline
alignl Si joueur possède une arme à une main et un bouclier newline
pénalitéArme=-valeurDuBouclier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frac>
              <mrow>
                <mi mathvariant="italic">bonus</mi>
                <mo stretchy="false">×</mo>
                <mi mathvariant="italic">niveau</mi>
                <mo stretchy="false">×</mo>
                <mrow>
                  <mo fence="true" stretchy="false">(</mo>
                  <mrow>
                    <mrow>
                      <mi mathvariant="italic">poids</mi>
                      <mo stretchy="false">×</mo>
                      <mi mathvariant="italic">taille</mi>
                    </mrow>
                  </mrow>
                  <mo fence="true" stretchy="false">)</mo>
                </mrow>
              </mrow>
              <mi mathvariant="italic">age</mi>
            </mfrac>
            <mo stretchy="false">+</mo>
            <mi mathvariant="italic">attaqueArme</mi>
          </mrow>
        </mrow>
        <mo fence="true" stretchy="false">)</mo>
      </mrow>
      <mo stretchy="false">×</mo>
      <mrow>
        <mo fence="true" stretchy="false">(</mo>
        <mrow>
          <mrow>
            <mrow>
              <mn>0,5</mn>
              <mo stretchy="false">+</mo>
              <mi mathvariant="italic">valeurAleatoire</mi>
            </mrow>
            <mrow>
              <mo fence="true" stretchy="false">[</mo>
              <mrow>
                <mrow>
                  <mn>0.</mn>
                  <mn>.1</mn>
                </mrow>
              </mrow>
              <mo fence="true" stretchy="false">]</mo>
            </mrow>
          </mrow>
        </mrow>
        <mo fence="true" stretchy="false">)</mo>
      </mrow>
    </mrow>
    <annotation encoding="StarMath 5.0">(bonus times niveau times (poids times taille) over age + attaqueArme) times ( 0,5 + valeurAleatoire[0..1] )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deux</mi>
            <mi mathvariant="italic">mains</mi>
          </mrow>
        </mtd>
      </mtr>
      <mtr>
        <mtd>
          <mrow>
            <mi mathvariant="italic">attaqueArme</mi>
            <mo stretchy="false">=</mo>
            <mi mathvariant="italic">valeurAttaqueArmeADeuxMains</mi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deux</mi>
            <mi mathvariant="italic">armes</mi>
            <mi>à</mi>
            <mi mathvariant="italic">une</mi>
            <mi mathvariant="italic">main</mi>
          </mrow>
        </mtd>
      </mtr>
      <mtr>
        <mtd>
          <mrow>
            <mi mathvariant="italic">attaqueArme</mi>
            <mo stretchy="false">=</mo>
            <mrow>
              <mi mathvariant="italic">valeurAttaqueMainGauche</mi>
              <mo stretchy="false">+</mo>
              <mi mathvariant="italic">valeurAttaqueMainDroite</mi>
            </mrow>
          </mrow>
        </mtd>
      </mtr>
      <mtr>
        <mtd columnalign="left">
          <mrow>
            <mi mathvariant="italic">Si</mi>
            <mi mathvariant="italic">joueur</mi>
            <mi mathvariant="italic">possède</mi>
            <mi mathvariant="italic">une</mi>
            <mi mathvariant="italic">arme</mi>
            <mi>à</mi>
            <mi mathvariant="italic">une</mi>
            <mi mathvariant="italic">main</mi>
            <mi mathvariant="italic">et</mi>
            <mi mathvariant="italic">un</mi>
            <mi mathvariant="italic">bouclier</mi>
            <mrow>
              <mi mathvariant="italic">attaqueArme</mi>
              <mo stretchy="false">=</mo>
              <mrow>
                <mi mathvariant="italic">valeurAttaqueMainDroite</mi>
                <mo stretchy="false">+</mo>
                <mn>2</mn>
              </mrow>
            </mrow>
          </mrow>
        </mtd>
      </mtr>
    </mtable>
    <annotation encoding="StarMath 5.0">alignl Si joueur possède une arme à deux mains newline
attaqueArme=valeurAttaqueArmeADeuxMains newline
alignl Si joueur possède deux armes à une main newline
attaqueArme=valeurAttaqueMainGauche+valeurAttaqueMainDroite newline
alignl Si joueur possède une arme à une main et un bouclier
attaqueArme=valeurAttaqueMainDroite+2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frac>
              <mrow>
                <mi mathvariant="italic">bonus</mi>
                <mo stretchy="false">×</mo>
                <mi mathvariant="italic">niveau</mi>
                <mo stretchy="false">×</mo>
                <mrow>
                  <mo fence="true" stretchy="false">(</mo>
                  <mrow>
                    <mrow>
                      <mi mathvariant="italic">poids</mi>
                      <mo stretchy="false">×</mo>
                      <mi mathvariant="italic">taille</mi>
                    </mrow>
                  </mrow>
                  <mo fence="true" stretchy="false">)</mo>
                </mrow>
              </mrow>
              <mi mathvariant="italic">age</mi>
            </mfrac>
            <mo stretchy="false">−</mo>
            <mi mathvariant="italic">pénalitéArme</mi>
          </mrow>
        </mrow>
        <mo fence="true" stretchy="false">)</mo>
      </mrow>
      <mo stretchy="false">×</mo>
      <mrow>
        <mo fence="true" stretchy="false">(</mo>
        <mrow>
          <mrow>
            <mrow>
              <mn>0,5</mn>
              <mo stretchy="false">+</mo>
              <mi mathvariant="italic">valeurAleatoire</mi>
            </mrow>
            <mrow>
              <mo fence="true" stretchy="false">[</mo>
              <mrow>
                <mrow>
                  <mn>0.</mn>
                  <mn>.1</mn>
                </mrow>
              </mrow>
              <mo fence="true" stretchy="false">]</mo>
            </mrow>
          </mrow>
        </mrow>
        <mo fence="true" stretchy="false">)</mo>
      </mrow>
    </mrow>
    <annotation encoding="StarMath 5.0">(bonus times niveau times (poids times taille) over age - pénalitéArme) times ( 0,5 + valeurAleatoire[0..1] )
</annotation>
  </semantics>
</math>
</file>